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fo:wrap-option="wrap"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0" table:default-cell-style-name="ce21"/>
        <table:table-column table:style-name="co1" table:number-columns-repeated="3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OP-CODE</text:p>
          </table:table-cell>
          <table:table-cell table:style-name="ce20" office:value-type="string" calcext:value-type="string">
            <text:p>n0</text:p>
          </table:table-cell>
          <table:table-cell table:style-name="ce20" office:value-type="string" calcext:value-type="string">
            <text:p>n1</text:p>
          </table:table-cell>
          <table:table-cell table:style-name="ce20" office:value-type="string" calcext:value-type="string">
            <text:p>n2</text:p>
          </table:table-cell>
          <table:table-cell table:style-name="ce20" office:value-type="string" calcext:value-type="string">
            <text:p>n3</text:p>
          </table:table-cell>
          <table:table-cell table:style-name="ce20" office:value-type="string" calcext:value-type="string">
            <text:p>n4</text:p>
          </table:table-cell>
          <table:table-cell table:style-name="ce20" office:value-type="string" calcext:value-type="string">
            <text:p>n5</text:p>
          </table:table-cell>
          <table:table-cell table:style-name="ce20" office:value-type="string" calcext:value-type="string">
            <text:p>n6</text:p>
          </table:table-cell>
          <table:table-cell table:style-name="ce20" office:value-type="string" calcext:value-type="string">
            <text:p>n7</text:p>
          </table:table-cell>
          <table:table-cell table:style-name="ce20" office:value-type="string" calcext:value-type="string">
            <text:p>n8</text:p>
          </table:table-cell>
          <table:table-cell table:style-name="ce20" office:value-type="string" calcext:value-type="string">
            <text:p>n9</text:p>
          </table:table-cell>
          <table:table-cell table:style-name="ce20" office:value-type="string" calcext:value-type="string">
            <text:p>n10</text:p>
          </table:table-cell>
          <table:table-cell table:style-name="ce20" office:value-type="string" calcext:value-type="string">
            <text:p>n11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OP Code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2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2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2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2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2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2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2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55" calcext:value-type="float">
            <text:p>55</text:p>
          </table:table-cell>
          <table:table-cell table:formula="of:=COUNTBLANK([.C$9:.C$382])" office:value-type="float" office:value="58" calcext:value-type="float">
            <text:p>5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07" calcext:value-type="float">
            <text:p>10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315" calcext:value-type="float">
            <text:p>315</text:p>
          </table:table-cell>
          <table:table-cell table:formula="of:=COUNTIF([.C$9:.C$382];&quot;DONE&quot;)" office:value-type="float" office:value="209" calcext:value-type="float">
            <text:p>20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3" calcext:value-type="float">
            <text:p>373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13" office:value-type="string" calcext:value-type="string">
            <text:p>OP-CODE</text:p>
          </table:table-cell>
          <table:table-cell table:style-name="ce13" office:value-type="string" calcext:value-type="string">
            <text:p>Augmen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office:value-type="string" calcext:value-type="string">
            <text:p>junk</text:p>
          </table:table-cell>
          <table:table-cell table:style-name="ce16" office:value-type="string" calcext:value-type="string">
            <text:p>desc</text:p>
          </table:table-cell>
          <table:table-cell table:style-name="ce16"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T</text:p>
          </table:table-cell>
          <table:table-cell table:style-name="ce2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21"/>
          <table:table-cell/>
          <table:table-cell table:style-name="ce21" table:number-columns-repeated="5"/>
          <table:table-cell table:style-name="ce2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MI</text:p>
          </table:table-cell>
          <table:table-cell table:style-name="ce2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5"/>
          <table:table-cell table:style-name="ce2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VMO</text:p>
          </table:table-cell>
          <table:table-cell table:style-name="ce2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/>
          <table:table-cell/>
          <table:table-cell table:style-name="ce21" table:number-columns-repeated="3"/>
          <table:table-cell table:style-name="ce2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OM</text:p>
          </table:table-cell>
          <table:table-cell table:style-name="ce2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table:number-columns-repeated="3"/>
          <table:table-cell/>
          <table:table-cell table:style-name="ce21"/>
          <table:table-cell table:style-name="ce2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OOM</text:p>
          </table:table-cell>
          <table:table-cell table:style-name="ce2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ZOM</text:p>
          </table:table-cell>
          <table:table-cell table:style-name="ce2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RB</text:p>
          </table:table-cell>
          <table:table-cell table:style-name="ce2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6.2" calcext:value-type="float">
            <text:p>6.2</text:p>
          </table:table-cell>
          <table:table-cell table:style-name="ce21" table:number-columns-repeated="5"/>
          <table:table-cell table:style-name="ce2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VMO</text:p>
          </table:table-cell>
          <table:table-cell table:style-name="ce2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2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IMP</text:p>
          </table:table-cell>
          <table:table-cell table:style-name="ce2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2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OMP</text:p>
          </table:table-cell>
          <table:table-cell table:style-name="ce2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IMP</text:p>
          </table:table-cell>
          <table:table-cell table:style-name="ce2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OMP</text:p>
          </table:table-cell>
          <table:table-cell table:style-name="ce2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SOMP</text:p>
          </table:table-cell>
          <table:table-cell table:style-name="ce2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MA</text:p>
          </table:table-cell>
          <table:table-cell table:style-name="ce2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XR</text:p>
          </table:table-cell>
          <table:table-cell table:style-name="ce2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MPS</text:p>
          </table:table-cell>
          <table:table-cell table:style-name="ce2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RMWS</text:p>
          </table:table-cell>
          <table:table-cell table:style-name="ce2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WMS</text:p>
          </table:table-cell>
          <table:table-cell table:style-name="ce2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MPI</text:p>
          </table:table-cell>
          <table:table-cell table:style-name="ce2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MRB</text:p>
          </table:table-cell>
          <table:table-cell table:style-name="ce2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21"/>
          <table:table-cell table:style-name="ce21" office:value-type="float" office:value="4.5" calcext:value-type="float">
            <text:p>4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RBM</text:p>
          </table:table-cell>
          <table:table-cell table:style-name="ce2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21"/>
          <table:table-cell table:style-name="ce21" office:value-type="float" office:value="8.3" calcext:value-type="float">
            <text:p>8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R</text:p>
          </table:table-cell>
          <table:table-cell table:style-name="ce2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L</text:p>
          </table:table-cell>
          <table:table-cell table:style-name="ce2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BR</text:p>
          </table:table-cell>
          <table:table-cell table:style-name="ce2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UR</text:p>
          </table:table-cell>
          <table:table-cell table:style-name="ce2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LR</text:p>
          </table:table-cell>
          <table:table-cell table:style-name="ce2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</text:p>
          </table:table-cell>
          <table:table-cell table:style-name="ce2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O</text:p>
          </table:table-cell>
          <table:table-cell table:style-name="ce2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S</text:p>
          </table:table-cell>
          <table:table-cell table:style-name="ce2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R</text:p>
          </table:table-cell>
          <table:table-cell table:style-name="ce2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CC</text:p>
          </table:table-cell>
          <table:table-cell table:style-name="ce2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A</text:p>
          </table:table-cell>
          <table:table-cell table:style-name="ce2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E</text:p>
          </table:table-cell>
          <table:table-cell table:style-name="ce2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R</text:p>
          </table:table-cell>
          <table:table-cell table:style-name="ce2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V</text:p>
          </table:table-cell>
          <table:table-cell table:style-name="ce2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E</text:p>
          </table:table-cell>
          <table:table-cell table:style-name="ce2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EV</text:p>
          </table:table-cell>
          <table:table-cell table:style-name="ce2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ES</text:p>
          </table:table-cell>
          <table:table-cell table:style-name="ce2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ES</text:p>
          </table:table-cell>
          <table:table-cell table:style-name="ce2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21"/>
          <table:table-cell table:style-name="ce21" office:value-type="float" office:value="9.2" calcext:value-type="float">
            <text:p>9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DONE</text:p>
          </table:table-cell>
          <table:table-cell table:style-name="ce21" office:value-type="string" calcext:value-type="string">
            <text:p>RDIR</text:p>
          </table:table-cell>
          <table:table-cell table:style-name="ce2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WIR</text:p>
          </table:table-cell>
          <table:table-cell table:style-name="ce2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I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RS</text:p>
          </table:table-cell>
          <table:table-cell table:style-name="ce2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</text:p>
          </table:table-cell>
          <table:table-cell table:style-name="ce2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</text:p>
          </table:table-cell>
          <table:table-cell table:style-name="ce2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DAR</text:p>
          </table:table-cell>
          <table:table-cell table:style-name="ce2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21"/>
          <table:table-cell/>
          <table:table-cell table:style-name="ce2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EX</text:p>
          </table:table-cell>
          <table:table-cell table:style-name="ce2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AR</text:p>
          </table:table-cell>
          <table:table-cell table:style-name="ce2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21" office:value-type="float" office:value="7.3" calcext:value-type="float">
            <text:p>7.3</text:p>
          </table:table-cell>
          <table:table-cell table:number-columns-repeated="5"/>
          <table:table-cell table:style-name="ce2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R</text:p>
          </table:table-cell>
          <table:table-cell table:style-name="ce2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21"/>
          <table:table-cell table:style-name="ce21" office:value-type="float" office:value="7.5" calcext:value-type="float">
            <text:p>7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A</text:p>
          </table:table-cell>
          <table:table-cell table:style-name="ce2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E</text:p>
          </table:table-cell>
          <table:table-cell table:style-name="ce2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lR</text:p>
          </table:table-cell>
          <table:table-cell table:style-name="ce2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A</text:p>
          </table:table-cell>
          <table:table-cell table:style-name="ce2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E</text:p>
          </table:table-cell>
          <table:table-cell table:style-name="ce2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R</text:p>
          </table:table-cell>
          <table:table-cell table:style-name="ce2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D</text:p>
          </table:table-cell>
          <table:table-cell table:style-name="ce2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Q</text:p>
          </table:table-cell>
          <table:table-cell table:style-name="ce2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S</text:p>
          </table:table-cell>
          <table:table-cell table:style-name="ce2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D</text:p>
          </table:table-cell>
          <table:table-cell table:style-name="ce2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table:style-name="ce21" office:value-type="string" calcext:value-type="string">
            <text:p>&lt;8)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Q</text:p>
          </table:table-cell>
          <table:table-cell table:style-name="ce2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S</text:p>
          </table:table-cell>
          <table:table-cell table:style-name="ce2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D</text:p>
          </table:table-cell>
          <table:table-cell table:style-name="ce2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Q</text:p>
          </table:table-cell>
          <table:table-cell table:style-name="ce2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S</text:p>
          </table:table-cell>
          <table:table-cell table:style-name="ce2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string" calcext:value-type="string">
            <text:p>l.O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D</text:p>
          </table:table-cell>
          <table:table-cell table:style-name="ce2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Q</text:p>
          </table:table-cell>
          <table:table-cell table:style-name="ce2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IF</text:p>
          </table:table-cell>
          <table:table-cell table:style-name="ce2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77]&amp;&quot;  --  &quot;&amp;[.E77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</text:p>
          </table:table-cell>
          <table:table-cell table:style-name="ce2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</text:p>
          </table:table-cell>
          <table:table-cell table:style-name="ce2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</text:p>
          </table:table-cell>
          <table:table-cell table:style-name="ce2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</text:p>
          </table:table-cell>
          <table:table-cell table:style-name="ce2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3" calcext:value-type="float">
            <text:p>6.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81]&amp;&quot;  --  &quot;&amp;[.E8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</text:p>
          </table:table-cell>
          <table:table-cell table:style-name="ce2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 table:style-name="ce2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2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FDI</text:p>
          </table:table-cell>
          <table:table-cell table:style-name="ce2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D</text:p>
          </table:table-cell>
          <table:table-cell table:style-name="ce2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84]&amp;&quot;  --  &quot;&amp;[.E84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Q</text:p>
          </table:table-cell>
          <table:table-cell table:style-name="ce2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F</text:p>
          </table:table-cell>
          <table:table-cell table:style-name="ce2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D</text:p>
          </table:table-cell>
          <table:table-cell table:style-name="ce2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Q</text:p>
          </table:table-cell>
          <table:table-cell table:style-name="ce2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FI</text:p>
          </table:table-cell>
          <table:table-cell table:style-name="ce2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D</text:p>
          </table:table-cell>
          <table:table-cell table:style-name="ce2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Q</text:p>
          </table:table-cell>
          <table:table-cell table:style-name="ce2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I</text:p>
          </table:table-cell>
          <table:table-cell table:style-name="ce2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D</text:p>
          </table:table-cell>
          <table:table-cell table:style-name="ce2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9.5" calcext:value-type="float">
            <text:p>9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Q</text:p>
          </table:table-cell>
          <table:table-cell table:style-name="ce2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12.9" calcext:value-type="float">
            <text:p>12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</text:p>
          </table:table-cell>
          <table:table-cell table:style-name="ce2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</text:p>
          </table:table-cell>
          <table:table-cell table:style-name="ce2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</text:p>
          </table:table-cell>
          <table:table-cell table:style-name="ce2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</text:p>
          </table:table-cell>
          <table:table-cell table:style-name="ce2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</text:p>
          </table:table-cell>
          <table:table-cell table:style-name="ce2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</text:p>
          </table:table-cell>
          <table:table-cell table:style-name="ce2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</text:p>
          </table:table-cell>
          <table:table-cell table:style-name="ce2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7.4" calcext:value-type="float">
            <text:p>7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D</text:p>
          </table:table-cell>
          <table:table-cell table:style-name="ce2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Q</text:p>
          </table:table-cell>
          <table:table-cell table:style-name="ce2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D</text:p>
          </table:table-cell>
          <table:table-cell table:style-name="ce2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Q</text:p>
          </table:table-cell>
          <table:table-cell table:style-name="ce2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D</text:p>
          </table:table-cell>
          <table:table-cell table:style-name="ce2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Q</text:p>
          </table:table-cell>
          <table:table-cell table:style-name="ce2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D</text:p>
          </table:table-cell>
          <table:table-cell table:style-name="ce2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Q</text:p>
          </table:table-cell>
          <table:table-cell table:style-name="ce2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D</text:p>
          </table:table-cell>
          <table:table-cell table:style-name="ce2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Q</text:p>
          </table:table-cell>
          <table:table-cell table:style-name="ce2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2" calcext:value-type="float">
            <text:p>3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D</text:p>
          </table:table-cell>
          <table:table-cell table:style-name="ce2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7" calcext:value-type="float">
            <text:p>3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Q</text:p>
          </table:table-cell>
          <table:table-cell table:style-name="ce2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4.3" calcext:value-type="float">
            <text:p>4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D</text:p>
          </table:table-cell>
          <table:table-cell table:style-name="ce2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9.7" calcext:value-type="float">
            <text:p>9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Q</text:p>
          </table:table-cell>
          <table:table-cell table:style-name="ce2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3.1" calcext:value-type="float">
            <text:p>13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D</text:p>
          </table:table-cell>
          <table:table-cell table:style-name="ce2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Q</text:p>
          </table:table-cell>
          <table:table-cell table:style-name="ce2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4.4" calcext:value-type="float">
            <text:p>14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A</text:p>
          </table:table-cell>
          <table:table-cell table:style-name="ce2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 table:number-columns-repeated="2"/>
          <table:table-cell table:style-name="ce2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B</text:p>
          </table:table-cell>
          <table:table-cell table:style-name="ce2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C</text:p>
          </table:table-cell>
          <table:table-cell table:style-name="ce2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D</text:p>
          </table:table-cell>
          <table:table-cell table:style-name="ce2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A</text:p>
          </table:table-cell>
          <table:table-cell table:style-name="ce2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B</text:p>
          </table:table-cell>
          <table:table-cell table:style-name="ce2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C</text:p>
          </table:table-cell>
          <table:table-cell table:style-name="ce2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D</text:p>
          </table:table-cell>
          <table:table-cell table:style-name="ce2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A</text:p>
          </table:table-cell>
          <table:table-cell table:style-name="ce2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Z</text:p>
          </table:table-cell>
          <table:table-cell table:style-name="ce2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B</text:p>
          </table:table-cell>
          <table:table-cell table:style-name="ce2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C</text:p>
          </table:table-cell>
          <table:table-cell table:style-name="ce2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D</text:p>
          </table:table-cell>
          <table:table-cell table:style-name="ce2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A</text:p>
          </table:table-cell>
          <table:table-cell table:style-name="ce2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B</text:p>
          </table:table-cell>
          <table:table-cell table:style-name="ce2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C</text:p>
          </table:table-cell>
          <table:table-cell table:style-name="ce2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D</text:p>
          </table:table-cell>
          <table:table-cell table:style-name="ce2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</text:p>
          </table:table-cell>
          <table:table-cell table:style-name="ce2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/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BR</text:p>
          </table:table-cell>
          <table:table-cell table:style-name="ce2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</text:p>
          </table:table-cell>
          <table:table-cell table:style-name="ce2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</text:p>
          </table:table-cell>
          <table:table-cell table:style-name="ce2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</text:p>
          </table:table-cell>
          <table:table-cell table:style-name="ce2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</text:p>
          </table:table-cell>
          <table:table-cell table:style-name="ce2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</text:p>
          </table:table-cell>
          <table:table-cell table:style-name="ce2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</text:p>
          </table:table-cell>
          <table:table-cell table:style-name="ce2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</text:p>
          </table:table-cell>
          <table:table-cell table:style-name="ce2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</text:p>
          </table:table-cell>
          <table:table-cell table:style-name="ce2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R</text:p>
          </table:table-cell>
          <table:table-cell table:style-name="ce2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</text:p>
          </table:table-cell>
          <table:table-cell table:style-name="ce2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</text:p>
          </table:table-cell>
          <table:table-cell table:style-name="ce2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</text:p>
          </table:table-cell>
          <table:table-cell table:style-name="ce2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B</text:p>
          </table:table-cell>
          <table:table-cell table:style-name="ce2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BRB</text:p>
          </table:table-cell>
          <table:table-cell table:style-name="ce2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RB</text:p>
          </table:table-cell>
          <table:table-cell table:style-name="ce2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RB</text:p>
          </table:table-cell>
          <table:table-cell table:style-name="ce2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BRB</text:p>
          </table:table-cell>
          <table:table-cell table:style-name="ce2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B</text:p>
          </table:table-cell>
          <table:table-cell table:style-name="ce2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B</text:p>
          </table:table-cell>
          <table:table-cell table:style-name="ce2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B</text:p>
          </table:table-cell>
          <table:table-cell table:style-name="ce2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B</text:p>
          </table:table-cell>
          <table:table-cell table:style-name="ce2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B</text:p>
          </table:table-cell>
          <table:table-cell table:style-name="ce2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RB</text:p>
          </table:table-cell>
          <table:table-cell table:style-name="ce2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RB</text:p>
          </table:table-cell>
          <table:table-cell table:style-name="ce2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RB</text:p>
          </table:table-cell>
          <table:table-cell table:style-name="ce2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B</text:p>
          </table:table-cell>
          <table:table-cell table:style-name="ce2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RB</text:p>
          </table:table-cell>
          <table:table-cell table:style-name="ce2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B</text:p>
          </table:table-cell>
          <table:table-cell table:style-name="ce2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M</text:p>
          </table:table-cell>
          <table:table-cell table:style-name="ce2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M</text:p>
          </table:table-cell>
          <table:table-cell table:style-name="ce2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MM</text:p>
          </table:table-cell>
          <table:table-cell table:style-name="ce2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M</text:p>
          </table:table-cell>
          <table:table-cell table:style-name="ce2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B</text:p>
          </table:table-cell>
          <table:table-cell table:style-name="ce2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MB</text:p>
          </table:table-cell>
          <table:table-cell table:style-name="ce2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B</text:p>
          </table:table-cell>
          <table:table-cell table:style-name="ce2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MB</text:p>
          </table:table-cell>
          <table:table-cell table:style-name="ce2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T</text:p>
          </table:table-cell>
          <table:table-cell table:style-name="ce2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XT</text:p>
          </table:table-cell>
          <table:table-cell table:style-name="ce2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MT</text:p>
          </table:table-cell>
          <table:table-cell table:style-name="ce2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T</text:p>
          </table:table-cell>
          <table:table-cell table:style-name="ce2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D</text:p>
          </table:table-cell>
          <table:table-cell table:style-name="ce2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RD</text:p>
          </table:table-cell>
          <table:table-cell table:style-name="ce2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Q</text:p>
          </table:table-cell>
          <table:table-cell table:style-name="ce2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T</text:p>
          </table:table-cell>
          <table:table-cell table:style-name="ce2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Q</text:p>
          </table:table-cell>
          <table:table-cell table:style-name="ce2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D</text:p>
          </table:table-cell>
          <table:table-cell table:style-name="ce2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S</text:p>
          </table:table-cell>
          <table:table-cell table:style-name="ce2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Q</text:p>
          </table:table-cell>
          <table:table-cell table:style-name="ce2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D</text:p>
          </table:table-cell>
          <table:table-cell table:style-name="ce2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D</text:p>
          </table:table-cell>
          <table:table-cell table:style-name="ce2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D</text:p>
          </table:table-cell>
          <table:table-cell table:style-name="ce2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S</text:p>
          </table:table-cell>
          <table:table-cell table:style-name="ce2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S</text:p>
          </table:table-cell>
          <table:table-cell table:style-name="ce2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S</text:p>
          </table:table-cell>
          <table:table-cell table:style-name="ce2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S</text:p>
          </table:table-cell>
          <table:table-cell table:style-name="ce2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S</text:p>
          </table:table-cell>
          <table:table-cell table:style-name="ce2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E</text:p>
          </table:table-cell>
          <table:table-cell table:style-name="ce2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HI</text:p>
          </table:table-cell>
          <table:table-cell table:style-name="ce2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R</text:p>
          </table:table-cell>
          <table:table-cell table:style-name="ce2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R</text:p>
          </table:table-cell>
          <table:table-cell table:style-name="ce2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R</text:p>
          </table:table-cell>
          <table:table-cell table:style-name="ce2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R</text:p>
          </table:table-cell>
          <table:table-cell table:style-name="ce2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E</text:p>
          </table:table-cell>
          <table:table-cell table:style-name="ce2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T</text:p>
          </table:table-cell>
          <table:table-cell table:style-name="ce2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H</text:p>
          </table:table-cell>
          <table:table-cell table:style-name="ce2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M</text:p>
          </table:table-cell>
          <table:table-cell table:style-name="ce2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M</text:p>
          </table:table-cell>
          <table:table-cell table:style-name="ce2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SM</text:p>
          </table:table-cell>
          <table:table-cell table:style-name="ce2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M</text:p>
          </table:table-cell>
          <table:table-cell table:style-name="ce2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B</text:p>
          </table:table-cell>
          <table:table-cell table:style-name="ce2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SB</text:p>
          </table:table-cell>
          <table:table-cell table:style-name="ce2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B</text:p>
          </table:table-cell>
          <table:table-cell table:style-name="ce2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SB</text:p>
          </table:table-cell>
          <table:table-cell table:style-name="ce2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M</text:p>
          </table:table-cell>
          <table:table-cell table:style-name="ce2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M</text:p>
          </table:table-cell>
          <table:table-cell table:style-name="ce2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BXM</text:p>
          </table:table-cell>
          <table:table-cell table:style-name="ce2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BXM</text:p>
          </table:table-cell>
          <table:table-cell table:style-name="ce2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B</text:p>
          </table:table-cell>
          <table:table-cell table:style-name="ce2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ZBXB</text:p>
          </table:table-cell>
          <table:table-cell table:style-name="ce2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BXB</text:p>
          </table:table-cell>
          <table:table-cell table:style-name="ce2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XB</text:p>
          </table:table-cell>
          <table:table-cell table:style-name="ce2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/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</text:p>
          </table:table-cell>
          <table:table-cell table:style-name="ce2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</text:p>
          </table:table-cell>
          <table:table-cell table:style-name="ce2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MD</text:p>
          </table:table-cell>
          <table:table-cell table:style-name="ce2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.3" calcext:value-type="float">
            <text:p>3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RD</text:p>
          </table:table-cell>
          <table:table-cell table:style-name="ce2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D</text:p>
          </table:table-cell>
          <table:table-cell table:style-name="ce2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9.7" calcext:value-type="float">
            <text:p>9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D</text:p>
          </table:table-cell>
          <table:table-cell table:style-name="ce2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8.4" calcext:value-type="float">
            <text:p>8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FM</text:p>
          </table:table-cell>
          <table:table-cell table:style-name="ce2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21"/>
          <table:table-cell table:style-name="ce21"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9-9</text:p>
          </table:table-cell>
          <table:table-cell table:style-name="ce21"/>
          <table:table-cell table:style-name="ce2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FM</text:p>
          </table:table-cell>
          <table:table-cell table:style-name="ce2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HI</text:p>
          </table:table-cell>
          <table:table-cell table:style-name="ce2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H</text:p>
          </table:table-cell>
          <table:table-cell table:style-name="ce2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S</text:p>
          </table:table-cell>
          <table:table-cell table:style-name="ce2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S</text:p>
          </table:table-cell>
          <table:table-cell table:style-name="ce2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S</text:p>
          </table:table-cell>
          <table:table-cell table:style-name="ce2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S</text:p>
          </table:table-cell>
          <table:table-cell table:style-name="ce2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S</text:p>
          </table:table-cell>
          <table:table-cell table:style-name="ce2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E</text:p>
          </table:table-cell>
          <table:table-cell table:style-name="ce2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HI</text:p>
          </table:table-cell>
          <table:table-cell table:style-name="ce2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R</text:p>
          </table:table-cell>
          <table:table-cell table:style-name="ce2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R</text:p>
          </table:table-cell>
          <table:table-cell table:style-name="ce2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R</text:p>
          </table:table-cell>
          <table:table-cell table:style-name="ce2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R</text:p>
          </table:table-cell>
          <table:table-cell table:style-name="ce2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E</text:p>
          </table:table-cell>
          <table:table-cell table:style-name="ce2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T</text:p>
          </table:table-cell>
          <table:table-cell table:style-name="ce2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H</text:p>
          </table:table-cell>
          <table:table-cell table:style-name="ce2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R</text:p>
          </table:table-cell>
          <table:table-cell table:style-name="ce2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S</text:p>
          </table:table-cell>
          <table:table-cell table:style-name="ce2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R</text:p>
          </table:table-cell>
          <table:table-cell table:style-name="ce2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S</text:p>
          </table:table-cell>
          <table:table-cell table:style-name="ce2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R</text:p>
          </table:table-cell>
          <table:table-cell table:style-name="ce2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S</text:p>
          </table:table-cell>
          <table:table-cell table:style-name="ce2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R</text:p>
          </table:table-cell>
          <table:table-cell table:style-name="ce2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S</text:p>
          </table:table-cell>
          <table:table-cell table:style-name="ce2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E</text:p>
          </table:table-cell>
          <table:table-cell table:style-name="ce2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S</text:p>
          </table:table-cell>
          <table:table-cell table:style-name="ce2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T</text:p>
          </table:table-cell>
          <table:table-cell table:style-name="ce2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E</text:p>
          </table:table-cell>
          <table:table-cell table:style-name="ce2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X</text:p>
          </table:table-cell>
          <table:table-cell table:style-name="ce2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X</text:p>
          </table:table-cell>
          <table:table-cell table:style-name="ce2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AM</text:p>
          </table:table-cell>
          <table:table-cell table:style-name="ce2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VM</text:p>
          </table:table-cell>
          <table:table-cell table:style-name="ce2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S</text:p>
          </table:table-cell>
          <table:table-cell table:style-name="ce2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X</text:p>
          </table:table-cell>
          <table:table-cell table:style-name="ce2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S</text:p>
          </table:table-cell>
          <table:table-cell table:style-name="ce2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CC</text:p>
          </table:table-cell>
          <table:table-cell table:style-name="ce2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R</text:p>
          </table:table-cell>
          <table:table-cell table:style-name="ce2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S</text:p>
          </table:table-cell>
          <table:table-cell table:style-name="ce2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S</text:p>
          </table:table-cell>
          <table:table-cell table:style-name="ce2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M</text:p>
          </table:table-cell>
          <table:table-cell table:style-name="ce2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R</text:p>
          </table:table-cell>
          <table:table-cell table:style-name="ce2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X</text:p>
          </table:table-cell>
          <table:table-cell table:style-name="ce2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X</text:p>
          </table:table-cell>
          <table:table-cell table:style-name="ce2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LM</text:p>
          </table:table-cell>
          <table:table-cell table:style-name="ce2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21"/>
          <table:table-cell table:style-name="ce21"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SM</text:p>
          </table:table-cell>
          <table:table-cell table:style-name="ce2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X</text:p>
          </table:table-cell>
          <table:table-cell table:style-name="ce2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AM</text:p>
          </table:table-cell>
          <table:table-cell table:style-name="ce2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1" calcext:value-type="float">
            <text:p>2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VM</text:p>
          </table:table-cell>
          <table:table-cell table:style-name="ce2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M</text:p>
          </table:table-cell>
          <table:table-cell table:style-name="ce2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M</text:p>
          </table:table-cell>
          <table:table-cell table:style-name="ce2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MM</text:p>
          </table:table-cell>
          <table:table-cell table:style-name="ce2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</text:p>
          </table:table-cell>
          <table:table-cell table:style-name="ce2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B</text:p>
          </table:table-cell>
          <table:table-cell table:style-name="ce2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B</text:p>
          </table:table-cell>
          <table:table-cell table:style-name="ce2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MB</text:p>
          </table:table-cell>
          <table:table-cell table:style-name="ce2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B</text:p>
          </table:table-cell>
          <table:table-cell table:style-name="ce2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D(DAR)</text:p>
          </table:table-cell>
          <table:table-cell table:style-name="ce2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D</text:p>
          </table:table-cell>
          <table:table-cell table:style-name="ce2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D</text:p>
          </table:table-cell>
          <table:table-cell table:style-name="ce2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D</text:p>
          </table:table-cell>
          <table:table-cell table:style-name="ce2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S</text:p>
          </table:table-cell>
          <table:table-cell table:style-name="ce2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S</text:p>
          </table:table-cell>
          <table:table-cell table:style-name="ce2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S</text:p>
          </table:table-cell>
          <table:table-cell table:style-name="ce2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S</text:p>
          </table:table-cell>
          <table:table-cell table:style-name="ce2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S</text:p>
          </table:table-cell>
          <table:table-cell table:style-name="ce2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E</text:p>
          </table:table-cell>
          <table:table-cell table:style-name="ce2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HI</text:p>
          </table:table-cell>
          <table:table-cell table:style-name="ce2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R</text:p>
          </table:table-cell>
          <table:table-cell table:style-name="ce2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R</text:p>
          </table:table-cell>
          <table:table-cell table:style-name="ce2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R</text:p>
          </table:table-cell>
          <table:table-cell table:style-name="ce2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R</text:p>
          </table:table-cell>
          <table:table-cell table:style-name="ce2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E</text:p>
          </table:table-cell>
          <table:table-cell table:style-name="ce2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T</text:p>
          </table:table-cell>
          <table:table-cell table:style-name="ce2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H</text:p>
          </table:table-cell>
          <table:table-cell table:style-name="ce2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SBM</text:p>
          </table:table-cell>
          <table:table-cell table:style-name="ce2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D</text:p>
          </table:table-cell>
          <table:table-cell table:style-name="ce2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D</text:p>
          </table:table-cell>
          <table:table-cell table:style-name="ce2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</text:p>
          </table:table-cell>
          <table:table-cell table:style-name="ce2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D</text:p>
          </table:table-cell>
          <table:table-cell table:style-name="ce2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D</text:p>
          </table:table-cell>
          <table:table-cell table:style-name="ce2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D</text:p>
          </table:table-cell>
          <table:table-cell table:style-name="ce2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D</text:p>
          </table:table-cell>
          <table:table-cell table:style-name="ce2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M</text:p>
          </table:table-cell>
          <table:table-cell table:style-name="ce2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M</text:p>
          </table:table-cell>
          <table:table-cell table:style-name="ce2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SM</text:p>
          </table:table-cell>
          <table:table-cell table:style-name="ce2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S</text:p>
          </table:table-cell>
          <table:table-cell table:style-name="ce2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B</text:p>
          </table:table-cell>
          <table:table-cell table:style-name="ce2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B</text:p>
          </table:table-cell>
          <table:table-cell table:style-name="ce2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SB</text:p>
          </table:table-cell>
          <table:table-cell table:style-name="ce2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SB</text:p>
          </table:table-cell>
          <table:table-cell table:style-name="ce2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M</text:p>
          </table:table-cell>
          <table:table-cell table:style-name="ce2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M</text:p>
          </table:table-cell>
          <table:table-cell table:style-name="ce2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XM</text:p>
          </table:table-cell>
          <table:table-cell table:style-name="ce2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</text:p>
          </table:table-cell>
          <table:table-cell table:style-name="ce2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B</text:p>
          </table:table-cell>
          <table:table-cell table:style-name="ce2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B</text:p>
          </table:table-cell>
          <table:table-cell table:style-name="ce2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XB</text:p>
          </table:table-cell>
          <table:table-cell table:style-name="ce2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B</text:p>
          </table:table-cell>
          <table:table-cell table:style-name="ce2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</text:p>
          </table:table-cell>
          <table:table-cell table:style-name="ce2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</text:p>
          </table:table-cell>
          <table:table-cell table:style-name="ce2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</text:p>
          </table:table-cell>
          <table:table-cell table:style-name="ce2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M</text:p>
          </table:table-cell>
          <table:table-cell table:style-name="ce2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M</text:p>
          </table:table-cell>
          <table:table-cell table:style-name="ce2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</text:p>
          </table:table-cell>
          <table:table-cell table:style-name="ce2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</text:p>
          </table:table-cell>
          <table:table-cell table:style-name="ce2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M</text:p>
          </table:table-cell>
          <table:table-cell table:style-name="ce2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U</text:p>
          </table:table-cell>
          <table:table-cell table:style-name="ce2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I</text:p>
          </table:table-cell>
          <table:table-cell table:style-name="ce2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ES</text:p>
          </table:table-cell>
          <table:table-cell table:style-name="ce2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ES</text:p>
          </table:table-cell>
          <table:table-cell table:style-name="ce2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ES</text:p>
          </table:table-cell>
          <table:table-cell table:style-name="ce2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IES</text:p>
          </table:table-cell>
          <table:table-cell table:style-name="ce2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XI</text:p>
          </table:table-cell>
          <table:table-cell table:style-name="ce2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I</text:p>
          </table:table-cell>
          <table:table-cell table:style-name="ce2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I</text:p>
          </table:table-cell>
          <table:table-cell table:style-name="ce2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5.4" calcext:value-type="float">
            <text:p>5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PMD</text:p>
          </table:table-cell>
          <table:table-cell table:style-name="ce2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</text:p>
          </table:table-cell>
          <table:table-cell table:style-name="ce2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D</text:p>
          </table:table-cell>
          <table:table-cell table:style-name="ce2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PMD</text:p>
          </table:table-cell>
          <table:table-cell table:style-name="ce2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IL</text:p>
          </table:table-cell>
          <table:table-cell table:style-name="ce2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L</text:p>
          </table:table-cell>
          <table:table-cell table:style-name="ce2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lD</text:p>
          </table:table-cell>
          <table:table-cell table:style-name="ce2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TDD</text:p>
          </table:table-cell>
          <table:table-cell table:style-name="ce2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I</text:p>
          </table:table-cell>
          <table:table-cell table:style-name="ce2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I</text:p>
          </table:table-cell>
          <table:table-cell table:style-name="ce2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I</text:p>
          </table:table-cell>
          <table:table-cell table:style-name="ce2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TI</text:p>
          </table:table-cell>
          <table:table-cell table:style-name="ce2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I</text:p>
          </table:table-cell>
          <table:table-cell table:style-name="ce2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I</text:p>
          </table:table-cell>
          <table:table-cell table:style-name="ce2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XOI</text:p>
          </table:table-cell>
          <table:table-cell table:style-name="ce2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I</text:p>
          </table:table-cell>
          <table:table-cell table:style-name="ce2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I</text:p>
          </table:table-cell>
          <table:table-cell table:style-name="ce2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</text:p>
          </table:table-cell>
          <table:table-cell table:style-name="ce2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D</text:p>
          </table:table-cell>
          <table:table-cell table:style-name="ce2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Q</text:p>
          </table:table-cell>
          <table:table-cell table:style-name="ce2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I</text:p>
          </table:table-cell>
          <table:table-cell table:style-name="ce2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I</text:p>
          </table:table-cell>
          <table:table-cell table:style-name="ce2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</text:p>
          </table:table-cell>
          <table:table-cell table:style-name="ce2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S</text:p>
          </table:table-cell>
          <table:table-cell table:style-name="ce2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</text:p>
          </table:table-cell>
          <table:table-cell table:style-name="ce2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S</text:p>
          </table:table-cell>
          <table:table-cell table:style-name="ce2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S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T</text:p>
          </table:table-cell>
          <table:table-cell table:style-name="ce2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P</text:p>
          </table:table-cell>
          <table:table-cell table:style-name="ce2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</text:p>
          </table:table-cell>
          <table:table-cell table:style-name="ce2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X</text:p>
          </table:table-cell>
          <table:table-cell table:style-name="ce2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</text:p>
          </table:table-cell>
          <table:table-cell table:style-name="ce2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X</text:p>
          </table:table-cell>
          <table:table-cell table:style-name="ce2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X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X</text:p>
          </table:table-cell>
          <table:table-cell table:style-name="ce2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X</text:p>
          </table:table-cell>
          <table:table-cell table:style-name="ce2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/>
          <table:table-cell table:style-name="ce44" table:number-columns-repeated="2"/>
          <table:table-cell table:style-name="ce19" table:number-columns-repeated="3"/>
          <table:table-cell table:style-name="ce2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f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nterface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Note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ecution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(Microseconds)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p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4" calcext:value-type="float">
            <text:p>7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6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7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8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5" calcext:value-type="float">
            <text:p>8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62" calcext:value-type="float">
            <text:p>6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2" calcext:value-type="float">
            <text:p>7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5" calcext:value-type="float">
            <text:p>9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1" calcext:value-type="float">
            <text:p>9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9D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3" calcext:value-type="float">
            <text:p>9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2" table:number-columns-repeated="4"/>
          <table:table-cell table:style-name="ce45" table:number-columns-repeated="2"/>
          <table:table-cell table:style-name="ce2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9:18:23.3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18T17:44:54.001000000</dc:date>
    <meta:editing-duration>P6DT9H23M44S</meta:editing-duration>
    <meta:editing-cycles>99</meta:editing-cycles>
    <meta:generator>LibreOffice/7.5.4.2$Windows_X86_64 LibreOffice_project/36ccfdc35048b057fd9854c757a8b67ec53977b6</meta:generator>
    <meta:document-statistic meta:table-count="2" meta:cell-count="8689" meta:object-count="0"/>
  </office:meta>
</office:document-meta>
</file>